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A00000250CE804C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width="25.7cm" svg:height="15.184cm" draw:z-index="0"><draw:image xlink:href="Pictures/10000001000003EA00000250CE804CB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11:30:49.196338000</meta:creation-date>
    <dc:date>2026-01-27T12:44:45.031331400</dc:date>
    <meta:editing-duration>PT1H3M42S</meta:editing-duration>
    <meta:editing-cycles>2</meta:editing-cycles>
    <meta:generator>LibreOffice/25.2.7.2$Windows_X86_64 LibreOffice_project/5cbfd1ab6520636bb5f7b99185aa69bd7456825d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